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0.6846in"/>
    </style:style>
    <style:style style:name="co6" style:family="table-column">
      <style:table-column-properties fo:break-before="auto" style:column-width="0.4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>
      <style:table-cell-properties fo:background-color="#ffff00"/>
    </style:style>
    <style:style style:name="ce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0"/>
    <style:style style:name="ce9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Dmg per Strike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style-name="ce3" office:value-type="string" calcext:value-type="string">
            <text:p>Attacks</text:p>
          </table:table-cell>
          <table:table-cell table:style-name="ce3" office:value-type="string" calcext:value-type="string">
            <text:p>Old Dmg</text:p>
          </table:table-cell>
          <table:table-cell table:style-name="ce3" office:value-type="string" calcext:value-type="string">
            <text:p>New Dmg</text:p>
          </table:table-cell>
          <table:table-cell table:style-name="ce3" office:value-type="string" calcext:value-type="string">
            <text:p>Gain</text:p>
          </table:table-cell>
          <table:table-cell/>
        </table:table-row>
        <table:table-row table:style-name="ro1">
          <table:table-cell table:style-name="ce1" office:value-type="string" calcext:value-type="string">
            <text:p>Extra Blows</text:p>
          </table:table-cell>
          <table:table-cell table:style-name="ce2" office:value-type="float" office:value="0" calcext:value-type="float">
            <text:p>0.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([.D2] + [.$B$2])*[.$B$1]" office:value-type="float" office:value="390" calcext:value-type="float">
            <text:p>390</text:p>
          </table:table-cell>
          <table:table-cell table:formula="of:=([.D2] + [.$B$2] + [.$B$3])*([.$B$1] + [.$B$4])" office:value-type="float" office:value="230" calcext:value-type="float">
            <text:p>230</text:p>
          </table:table-cell>
          <table:table-cell table:formula="of:=([.F2]-[.E2])/[.E2]" office:value-type="percentage" office:value="-0.41025641025641" calcext:value-type="percentage">
            <text:p>-41%</text:p>
          </table:table-cell>
          <table:table-cell/>
        </table:table-row>
        <table:table-row table:style-name="ro1">
          <table:table-cell table:style-name="ce1" office:value-type="string" calcext:value-type="string">
            <text:p>Tonberry Blows</text:p>
          </table:table-cell>
          <table:table-cell table:style-name="ce2" office:value-type="float" office:value="-2" calcext:value-type="float">
            <text:p>-2.0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([.D3] + [.$B$2])*[.$B$1]" office:value-type="float" office:value="520" calcext:value-type="float">
            <text:p>520</text:p>
          </table:table-cell>
          <table:table-cell table:formula="of:=([.D3] + [.$B$2] + [.$B$3])*([.$B$1] + [.$B$4])" office:value-type="float" office:value="460" calcext:value-type="float">
            <text:p>460</text:p>
          </table:table-cell>
          <table:table-cell table:formula="of:=([.F3]-[.E3])/[.E3]" office:value-type="percentage" office:value="-0.115384615384615" calcext:value-type="percentage">
            <text:p>-12%</text:p>
          </table:table-cell>
          <table:table-cell/>
        </table:table-row>
        <table:table-row table:style-name="ro1">
          <table:table-cell table:style-name="ce1" office:value-type="string" calcext:value-type="string">
            <text:p>Tonberry Dmg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([.D4] + [.$B$2])*[.$B$1]" office:value-type="float" office:value="552.5" calcext:value-type="float">
            <text:p>553</text:p>
          </table:table-cell>
          <table:table-cell table:formula="of:=([.D4] + [.$B$2] + [.$B$3])*([.$B$1] + [.$B$4])" office:value-type="float" office:value="517.5" calcext:value-type="float">
            <text:p>518</text:p>
          </table:table-cell>
          <table:table-cell table:formula="of:=([.F4]-[.E4])/[.E4]" office:value-type="percentage" office:value="-0.0633484162895928" calcext:value-type="percentage">
            <text:p>-6%</text:p>
          </table:table-cell>
          <table:table-cell office:value-type="string" calcext:value-type="string">
            <text:p>Ninja</text:p>
          </table:table-cell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.00</text:p>
          </table:table-cell>
          <table:table-cell table:style-name="ce7" table:formula="of:=([.D5] + [.$B$2])*[.$B$1]" office:value-type="float" office:value="650" calcext:value-type="float">
            <text:p>650</text:p>
          </table:table-cell>
          <table:table-cell table:style-name="ce7" table:formula="of:=([.D5] + [.$B$2] + [.$B$3])*([.$B$1] + [.$B$4])" office:value-type="float" office:value="690" calcext:value-type="float">
            <text:p>690</text:p>
          </table:table-cell>
          <table:table-cell table:style-name="ce9" table:formula="of:=([.F5]-[.E5])/[.E5]" office:value-type="percentage" office:value="0.0615384615384615" calcext:value-type="percentage">
            <text:p>6%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25" calcext:value-type="float">
            <text:p>5.25</text:p>
          </table:table-cell>
          <table:table-cell table:formula="of:=([.D6] + [.$B$2])*[.$B$1]" office:value-type="float" office:value="682.5" calcext:value-type="float">
            <text:p>683</text:p>
          </table:table-cell>
          <table:table-cell table:formula="of:=([.D6] + [.$B$2] + [.$B$3])*([.$B$1] + [.$B$4])" office:value-type="float" office:value="747.5" calcext:value-type="float">
            <text:p>748</text:p>
          </table:table-cell>
          <table:table-cell table:formula="of:=([.F6]-[.E6])/[.E6]" office:value-type="percentage" office:value="0.0952380952380952" calcext:value-type="percentage">
            <text:p>10%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5" calcext:value-type="float">
            <text:p>5.50</text:p>
          </table:table-cell>
          <table:table-cell table:formula="of:=([.D7] + [.$B$2])*[.$B$1]" office:value-type="float" office:value="715" calcext:value-type="float">
            <text:p>715</text:p>
          </table:table-cell>
          <table:table-cell table:formula="of:=([.D7] + [.$B$2] + [.$B$3])*([.$B$1] + [.$B$4])" office:value-type="float" office:value="805" calcext:value-type="float">
            <text:p>805</text:p>
          </table:table-cell>
          <table:table-cell table:formula="of:=([.F7]-[.E7])/[.E7]" office:value-type="percentage" office:value="0.125874125874126" calcext:value-type="percentage">
            <text:p>13%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formula="of:=([.D8] + [.$B$2])*[.$B$1]" office:value-type="float" office:value="780" calcext:value-type="float">
            <text:p>780</text:p>
          </table:table-cell>
          <table:table-cell table:formula="of:=([.D8] + [.$B$2] + [.$B$3])*([.$B$1] + [.$B$4])" office:value-type="float" office:value="920" calcext:value-type="float">
            <text:p>920</text:p>
          </table:table-cell>
          <table:table-cell table:formula="of:=([.F8]-[.E8])/[.E8]" office:value-type="percentage" office:value="0.179487179487179" calcext:value-type="percentage">
            <text:p>18%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.00</text:p>
          </table:table-cell>
          <table:table-cell table:formula="of:=([.D9] + [.$B$2])*[.$B$1]" office:value-type="float" office:value="910" calcext:value-type="float">
            <text:p>910</text:p>
          </table:table-cell>
          <table:table-cell table:formula="of:=([.D9] + [.$B$2] + [.$B$3])*([.$B$1] + [.$B$4])" office:value-type="float" office:value="1150" calcext:value-type="float">
            <text:p>1150</text:p>
          </table:table-cell>
          <table:table-cell table:formula="of:=([.F9]-[.E9])/[.E9]" office:value-type="percentage" office:value="0.263736263736264" calcext:value-type="percentage">
            <text:p>26%</text:p>
          </table:table-cell>
          <table:table-cell office:value-type="string" calcext:value-type="string">
            <text:p>Warrior, Monk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.00</text:p>
          </table:table-cell>
          <table:table-cell table:formula="of:=([.D10] + [.$B$2])*[.$B$1]" office:value-type="float" office:value="1040" calcext:value-type="float">
            <text:p>1040</text:p>
          </table:table-cell>
          <table:table-cell table:formula="of:=([.D10] + [.$B$2] + [.$B$3])*([.$B$1] + [.$B$4])" office:value-type="float" office:value="1380" calcext:value-type="float">
            <text:p>1380</text:p>
          </table:table-cell>
          <table:table-cell table:formula="of:=([.F10]-[.E10])/[.E10]" office:value-type="percentage" office:value="0.326923076923077" calcext:value-type="percentage">
            <text:p>33%</text:p>
          </table:table-cell>
          <table:table-cell office:value-type="string" calcext:value-type="string">
            <text:p>Berser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4:17:07.360438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03:53:43.650110038</meta:creation-date>
    <dc:date>2015-07-10T04:20:49.011615172</dc:date>
    <meta:editing-duration>PT6M48S</meta:editing-duration>
    <meta:editing-cycles>7</meta:editing-cycles>
    <meta:generator>LibreOffice/4.2.8.2$Linux_X86_64 LibreOffice_project/420m0$Build-2</meta:generator>
    <meta:document-statistic meta:table-count="1" meta:cell-count="51" meta:object-count="0"/>
  </office:meta>
</office:document-meta>
</file>